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043" officeooo:paragraph-rsid="001cd043"/>
    </style:style>
    <style:style style:name="P2" style:family="paragraph" style:parent-style-name="Standard">
      <style:text-properties officeooo:rsid="001dac60" officeooo:paragraph-rsid="001da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2">ada penambahan disini… apakah nanti akan terdeteksi oleh gi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23:22.301501858</meta:creation-date>
    <dc:date>2021-01-12T16:16:05.103599368</dc:date>
    <meta:editing-duration>PT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0" meta:character-count="65" meta:non-whitespace-character-count="57"/>
  </office:meta>
</office:document-meta>
</file>